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8D9E4550972EEE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0.75cm" svg:height="11.672cm" draw:z-index="0"><draw:image xlink:href="Pictures/1000000100000640000003848D9E4550972EEE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09:56:57.837000000</meta:creation-date>
    <dc:date>2022-10-20T09:57:48.341000000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